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4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7957in"/>
    </style:style>
    <style:style style:name="co7" style:family="table-column">
      <style:table-column-properties fo:break-before="auto" style:column-width="0.4626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0.3764in"/>
    </style:style>
    <style:style style:name="co10" style:family="table-column">
      <style:table-column-properties fo:break-before="auto" style:column-width="0.602in"/>
    </style:style>
    <style:style style:name="co11" style:family="table-column">
      <style:table-column-properties fo:break-before="auto" style:column-width="0.7425in"/>
    </style:style>
    <style:style style:name="co12" style:family="table-column">
      <style:table-column-properties fo:break-before="auto" style:column-width="0.64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cccccc" style:text-align-source="fix" style:repeat-content="false" fo:wrap-option="wrap" style:direction="ltr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7da647"/>
    </style:style>
    <style:style style:name="ce8" style:family="table-cell" style:parent-style-name="Default">
      <style:table-cell-properties fo:background-color="#ff9966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4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fo:min-height="1.647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fo:min-height="0.61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fo:min-height="0.617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fo:min-height="1.64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fo:min-height="0.411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3" table:default-cell-style-name="ce8"/>
        <table:table-column table:style-name="co1" table:default-cell-style-name="ce8"/>
        <table:table-column table:style-name="co1" table:default-cell-style-name="ce7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 table:number-columns-repeated="18"/>
          <table:table-cell/>
        </table:table-row>
        <table:table-row table:style-name="ro1">
          <table:table-cell/>
          <table:table-cell table:style-name="ce2" office:value-type="string">
            <text:p>Conn[&amp; prefix,suffix]</text:p>
          </table:table-cell>
          <table:table-cell table:style-name="ce3" office:value-type="string">
            <text:p>Port</text:p>
          </table:table-cell>
          <table:table-cell table:style-name="ce3" office:value-type="string">
            <text:p>port.ps</text:p>
          </table:table-cell>
          <table:table-cell table:style-name="ce3" office:value-type="string">
            <text:p>Sig</text:p>
          </table:table-cell>
          <table:table-cell table:style-name="ce3" office:value-type="string">
            <text:p>sig.ps</text:p>
          </table:table-cell>
          <table:table-cell table:style-name="ce3" office:value-type="string">
            <text:p>ifc.[+]port</text:p>
          </table:table-cell>
          <table:table-cell table:style-name="ce3" office:value-type="string">
            <text:p>ifc.[+]port.ps</text:p>
          </table:table-cell>
          <table:table-cell table:style-name="ce3" office:value-type="string">
            <text:p>sg.[+]sig</text:p>
          </table:table-cell>
          <table:table-cell table:style-name="ce3" office:value-type="string">
            <text:p>sg.[+]sig.ps</text:p>
          </table:table-cell>
          <table:table-cell table:style-name="ce3" office:value-type="string">
            <text:p>Ifc</text:p>
          </table:table-cell>
          <table:table-cell table:style-name="ce3" office:value-type="string">
            <text:p>ifc.[+]ifc</text:p>
          </table:table-cell>
          <table:table-cell table:style-name="ce3" office:value-type="string">
            <text:p>Sg</text:p>
          </table:table-cell>
          <table:table-cell table:style-name="ce3" office:value-type="string">
            <text:p>sg.[+]sg</text:p>
          </table:table-cell>
          <table:table-cell table:style-name="ce4" office:value-type="string">
            <text:p>Fifo</text:p>
          </table:table-cell>
          <table:table-cell table:style-name="ce4" office:value-type="string">
            <text:p>Reg</text:p>
          </table:table-cell>
          <table:table-cell table:style-name="ce4" office:value-type="string">
            <text:p>Rf</text:p>
          </table:table-cell>
          <table:table-cell table:style-name="ce5" office:value-type="string">
            <text:p>Concat</text:p>
          </table:table-cell>
          <table:table-cell table:style-name="ce5" office:value-type="string">
            <text:p>Replication</text:p>
          </table:table-cell>
        </table:table-row>
        <table:table-row table:style-name="ro1">
          <table:table-cell/>
          <table:table-cell office:value-type="string">
            <text:p>Port</text:p>
          </table:table-cell>
          <table:table-cell table:style-name="ce7">
            <office:annotation draw:style-name="gr1" draw:text-style-name="P2" svg:width="1.1402in" svg:height="0.4909in" svg:x="2.6894in" svg:y="0.0004in" draw:caption-point-x="-2.6894in" draw:caption-point-y="-0.0004in">
              <dc:creator>EP</dc:creator>
              <dc:date>2008-06-30T00:00:00</dc:date>
              <text:p text:style-name="P1"><text:span text:style-name="T1">conn_pattern_p_p_valid.pl</text:span></text:p>
            </office:annotation>
          </table:table-cell>
          <table:table-cell table:style-name="ce7">
            <office:annotation draw:style-name="gr2" draw:text-style-name="P2" svg:width="1.1402in" svg:height="1.5205in" svg:x="3.8681in" svg:y="0in" draw:caption-point-x="-3.8681in" draw:caption-point-y="0in">
              <dc:creator>EP</dc:creator>
              <dc:date>2008-07-29T00:00:00</dc:date>
              <text:p text:style-name="P1"><text:span text:style-name="T1">-conn_pattern_p_ps_valid.pl</text:span></text:p>
              <text:p text:style-name="P1"><text:span text:style-name="T1">-conn_pattern_minus_p_ps_valid.pl</text:span></text:p>
            </office:annotation>
          </table:table-cell>
          <table:table-cell table:style-name="ce7">
            <office:annotation draw:style-name="gr1" draw:text-style-name="P2" svg:width="1.1402in" svg:height="0.4909in" svg:x="4.3067in" svg:y="0.0004in" draw:caption-point-x="-4.3067in" draw:caption-point-y="-0.0004in">
              <dc:creator>EP</dc:creator>
              <dc:date>2008-06-30T00:00:00</dc:date>
              <text:p text:style-name="P1"><text:span text:style-name="T1">conn_pattern_p_s_valid.pl</text:span></text:p>
            </office:annotation>
          </table:table-cell>
          <table:table-cell table:style-name="ce7">
            <office:annotation draw:style-name="gr2" draw:text-style-name="P2" svg:width="1.1402in" svg:height="1.5205in" svg:x="4.9287in" svg:y="0in" draw:caption-point-x="-4.9287in" draw:caption-point-y="0in">
              <dc:creator>EP</dc:creator>
              <dc:date>2008-07-29T00:00:00</dc:date>
              <text:p text:style-name="P1"><text:span text:style-name="T1">-conn_pattern_p_ps_s_ps_valid.pl</text:span></text:p>
              <text:p text:style-name="P1"><text:span text:style-name="T1">-conn_pattern_minus_p_ps_s_ps_valid.pl</text:span></text:p>
            </office:annotation>
          </table:table-cell>
          <table:table-cell table:style-name="ce7">
            <office:annotation draw:style-name="gr1" draw:text-style-name="P2" svg:width="1.1409in" svg:height="0.6969in" svg:x="5.8177in" svg:y="0.0004in" draw:caption-point-x="-5.8177in" draw:caption-point-y="-0.0004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5" draw:text-style-name="P2" svg:width="1.1402in" svg:height="0.6969in" svg:x="6.6752in" svg:y="0.0004in" draw:caption-point-x="-6.6752in" draw:caption-point-y="-0.0004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5" draw:text-style-name="P2" svg:width="1.1402in" svg:height="0.6969in" svg:x="7.5642in" svg:y="0in" draw:caption-point-x="-7.5642in" draw:caption-point-y="0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1" draw:text-style-name="P2" svg:width="1.1409in" svg:height="0.6969in" svg:x="8.389in" svg:y="0.0004in" draw:caption-point-x="-8.389in" draw:caption-point-y="-0.0004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1" draw:text-style-name="P2" svg:width="1.1402in" svg:height="0.6969in" svg:x="8.2823in" svg:y="0.0004in" draw:caption-point-x="-8.2823in" draw:caption-point-y="-0.0004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9575in" svg:y="0in" draw:caption-point-x="-8.9575in" draw:caption-point-y="0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9.8465in" svg:y="0in" draw:caption-point-x="-9.8465in" draw:caption-point-y="0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10.6075in" svg:y="0in" draw:caption-point-x="-10.6075in" draw:caption-point-y="0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0in" draw:caption-point-x="-11.3472in" draw:caption-point-y="0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0in" draw:caption-point-x="-11.9898in" draw:caption-point-y="0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4" draw:text-style-name="P2" svg:width="1.1402in" svg:height="0.6969in" svg:x="11.3028in" svg:y="0.0004in" draw:caption-point-x="-11.3028in" draw:caption-point-y="-0.0004in">
              <dc:creator>EP</dc:creator>
              <dc:date>2008-07-07T00:00:00</dc:date>
              <text:p text:style-name="P1"><text:span text:style-name="T1">conn_pattern_concat_pps_sps_valid.pl</text:span></text:p>
            </office:annotation>
          </table:table-cell>
          <table:table-cell table:style-name="ce7">
            <office:annotation draw:style-name="gr1" draw:text-style-name="P2" svg:width="1.1402in" svg:height="0.6969in" svg:x="12.1917in" svg:y="0.0004in" draw:caption-point-x="-12.1917in" draw:caption-point-y="-0.0004in">
              <dc:creator>EP</dc:creator>
              <dc:date>2008-07-08T00:00:00</dc:date>
              <text:p text:style-name="P1"><text:span text:style-name="T1">conn_pattern_replication_pps_sps_valid.pl</text:span></text:p>
            </office:annotation>
          </table:table-cell>
        </table:table-row>
        <table:table-row table:style-name="ro1">
          <table:table-cell/>
          <table:table-cell office:value-type="string">
            <text:p>port.ps</text:p>
          </table:table-cell>
          <table:table-cell table:style-name="ce7">
            <office:annotation draw:style-name="gr2" draw:text-style-name="P2" svg:width="1.1402in" svg:height="1.5205in" svg:x="2.6894in" svg:y="0.0677in" draw:caption-point-x="-2.6894in" draw:caption-point-y="-0.0677in">
              <dc:creator>EP</dc:creator>
              <dc:date>2008-07-29T00:00:00</dc:date>
              <text:p text:style-name="P1"><text:span text:style-name="T1">-conn_pattern_p_ps_valid.pl</text:span></text:p>
              <text:p text:style-name="P1"><text:span text:style-name="T1">-conn_pattern_minus_p_ps_valid.pl</text:span></text:p>
            </office:annotation>
          </table:table-cell>
          <table:table-cell table:style-name="ce7">
            <office:annotation draw:style-name="gr2" draw:text-style-name="P2" svg:width="1.1402in" svg:height="1.5205in" svg:x="3.8681in" svg:y="0.0673in" draw:caption-point-x="-3.8681in" draw:caption-point-y="-0.0673in">
              <dc:creator>EP</dc:creator>
              <dc:date>2008-07-29T00:00:00</dc:date>
              <text:p text:style-name="P1"><text:span text:style-name="T1">-conn_pattern_p_ps_valid.pl</text:span></text:p>
              <text:p text:style-name="P1"><text:span text:style-name="T1">-conn_pattern_minus_p_ps_valid.pl</text:span></text:p>
            </office:annotation>
          </table:table-cell>
          <table:table-cell table:style-name="ce7">
            <office:annotation draw:style-name="gr2" draw:text-style-name="P2" svg:width="1.1402in" svg:height="1.5205in" svg:x="4.3067in" svg:y="0.0677in" draw:caption-point-x="-4.3067in" draw:caption-point-y="-0.0677in">
              <dc:creator>EP</dc:creator>
              <dc:date>2008-07-29T00:00:00</dc:date>
              <text:p text:style-name="P1"><text:span text:style-name="T1">-conn_pattern_pps_s_valid.pl</text:span></text:p>
              <text:p text:style-name="P1"><text:span text:style-name="T1">-conn_pattern_minus_pps_s_valid.pl</text:span></text:p>
            </office:annotation>
          </table:table-cell>
          <table:table-cell table:style-name="ce7">
            <office:annotation draw:style-name="gr2" draw:text-style-name="P2" svg:width="1.1402in" svg:height="1.5205in" svg:x="5.1961in" svg:y="0.0677in" draw:caption-point-x="-5.1961in" draw:caption-point-y="-0.0677in">
              <dc:creator>EP</dc:creator>
              <dc:date>2008-07-29T00:00:00</dc:date>
              <text:p text:style-name="P1"><text:span text:style-name="T1">-conn_pattern_p_ps_s_ps_valid.pl</text:span></text:p>
              <text:p text:style-name="P1"><text:span text:style-name="T1">-conn_pattern_minus_p_ps_s_ps_valid.pl</text:span></text:p>
            </office:annotation>
          </table:table-cell>
          <table:table-cell table:style-name="ce7">
            <office:annotation draw:style-name="gr1" draw:text-style-name="P2" svg:width="1.1409in" svg:height="0.6969in" svg:x="5.8177in" svg:y="0.0004in" draw:caption-point-x="-5.8177in" draw:caption-point-y="-0.0004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4" draw:text-style-name="P2" svg:width="1.1409in" svg:height="0.6969in" svg:x="6.7071in" svg:y="0.0004in" draw:caption-point-x="-6.7071in" draw:caption-point-y="-0.0004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4" draw:text-style-name="P2" svg:width="1.1402in" svg:height="1.7264in" svg:x="7.5642in" svg:y="0.0673in" draw:caption-point-x="-7.5642in" draw:caption-point-y="-0.0673in">
              <dc:creator>EP</dc:creator>
              <dc:date>2008-07-29T00:00:00</dc:date>
              <text:p text:style-name="P1"><text:span text:style-name="T1">-conn_pattern_pps_sps_ifc_sg_valid.pl</text:span></text:p>
              <text:p text:style-name="P1"><text:span text:style-name="T1">-conn_pattern_minus_pps_sps_ifc_sg_valid.pl</text:span></text:p>
            </office:annotation>
          </table:table-cell>
          <table:table-cell table:style-name="ce7">
            <office:annotation draw:style-name="gr1" draw:text-style-name="P2" svg:width="1.1409in" svg:height="0.6969in" svg:x="8.389in" svg:y="0.0004in" draw:caption-point-x="-8.389in" draw:caption-point-y="-0.0004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1" draw:text-style-name="P2" svg:width="1.1402in" svg:height="0.6969in" svg:x="8.2823in" svg:y="0.0677in" draw:caption-point-x="-8.2823in" draw:caption-point-y="-0.0677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9575in" svg:y="0.0673in" draw:caption-point-x="-8.9575in" draw:caption-point-y="-0.0673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>
            <office:annotation draw:style-name="gr1" draw:text-style-name="P2" svg:width="1.1402in" svg:height="0.6969in" svg:x="9.8465in" svg:y="0.0673in" draw:caption-point-x="-9.8465in" draw:caption-point-y="-0.0673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>
            <office:annotation draw:style-name="gr1" draw:text-style-name="P2" svg:width="1.1402in" svg:height="0.6969in" svg:x="10.6075in" svg:y="0.0673in" draw:caption-point-x="-10.6075in" draw:caption-point-y="-0.0673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0.0673in" draw:caption-point-x="-11.3472in" draw:caption-point-y="-0.0673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0.0673in" draw:caption-point-x="-11.9898in" draw:caption-point-y="-0.0673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4" draw:text-style-name="P2" svg:width="1.1402in" svg:height="1.7264in" svg:x="11.3028in" svg:y="0.0748in" draw:caption-point-x="-11.3028in" draw:caption-point-y="-0.0748in">
              <dc:creator>EP</dc:creator>
              <dc:date>2008-07-29T00:00:00</dc:date>
              <text:p text:style-name="P1"><text:span text:style-name="T1">-conn_pattern_concat_pps_sps_valid.pl</text:span></text:p>
              <text:p text:style-name="P1"><text:span text:style-name="T1">-conn_pattern_concat_minus_pps_sps_valid.pl</text:span></text:p>
            </office:annotation>
          </table:table-cell>
          <table:table-cell table:style-name="ce7">
            <office:annotation draw:style-name="gr4" draw:text-style-name="P2" svg:width="1.1402in" svg:height="1.7264in" svg:x="12.1917in" svg:y="0.0673in" draw:caption-point-x="-12.1917in" draw:caption-point-y="-0.0673in">
              <dc:creator>EP</dc:creator>
              <dc:date>2008-07-29T00:00:00</dc:date>
              <text:p text:style-name="P1"><text:span text:style-name="T1">-conn_pattern_replication_pps_sps_valid.pl</text:span></text:p>
              <text:p text:style-name="P1"><text:span text:style-name="T1">-conn_pattern_replication_minus_pps_sps_valid.pl</text:span></text:p>
            </office:annotation>
          </table:table-cell>
        </table:table-row>
        <table:table-row table:style-name="ro1">
          <table:table-cell/>
          <table:table-cell office:value-type="string">
            <text:p>Sig</text:p>
          </table:table-cell>
          <table:table-cell table:style-name="ce7">
            <office:annotation draw:style-name="gr1" draw:text-style-name="P2" svg:width="1.1402in" svg:height="0.4909in" svg:x="2.6894in" svg:y="0.287in" draw:caption-point-x="-2.6894in" draw:caption-point-y="-0.287in">
              <dc:creator>EP</dc:creator>
              <dc:date>2008-06-30T00:00:00</dc:date>
              <text:p text:style-name="P1"><text:span text:style-name="T1">conn_pattern_p_s_valid.pl</text:span></text:p>
            </office:annotation>
          </table:table-cell>
          <table:table-cell table:style-name="ce7">
            <office:annotation draw:style-name="gr2" draw:text-style-name="P2" svg:width="1.1402in" svg:height="1.5205in" svg:x="3.8681in" svg:y="0.2941in" draw:caption-point-x="-3.8681in" draw:caption-point-y="-0.2941in">
              <dc:creator>EP</dc:creator>
              <dc:date>2008-07-29T00:00:00</dc:date>
              <text:p text:style-name="P1"><text:span text:style-name="T1">-conn_pattern_pps_s_valid.pl</text:span></text:p>
              <text:p text:style-name="P1"><text:span text:style-name="T1">-conn_pattern_minus_pps_s_valid.pl</text:span></text:p>
            </office:annotation>
          </table:table-cell>
          <table:table-cell>
            <office:annotation draw:style-name="gr1" draw:text-style-name="P2" svg:width="1.1402in" svg:height="0.4909in" svg:x="4.3067in" svg:y="0.287in" draw:caption-point-x="-4.3067in" draw:caption-point-y="-0.287in">
              <dc:creator>EP</dc:creator>
              <dc:date>2008-06-30T00:00:00</dc:date>
              <text:p text:style-name="P1"><text:span text:style-name="T1">conn_pattern_sps_sps_invalid.pl</text:span></text:p>
            </office:annotation>
          </table:table-cell>
          <table:table-cell>
            <office:annotation draw:style-name="gr1" draw:text-style-name="P2" svg:width="1.1402in" svg:height="0.4909in" svg:x="5.1961in" svg:y="0.287in" draw:caption-point-x="-5.1961in" draw:caption-point-y="-0.287in">
              <dc:creator>EP</dc:creator>
              <dc:date>2008-06-30T00:00:00</dc:date>
              <text:p text:style-name="P1"><text:span text:style-name="T1">conn_pattern_sps_sps_invalid.pl</text:span></text:p>
            </office:annotation>
          </table:table-cell>
          <table:table-cell table:style-name="ce7">
            <office:annotation draw:style-name="gr1" draw:text-style-name="P2" svg:width="1.1406in" svg:height="0.6969in" svg:x="5.8177in" svg:y="0.1984in" draw:caption-point-x="-5.8177in" draw:caption-point-y="-0.1984in">
              <dc:date>2009-03-30T00:00:00</dc:date>
              <text:p text:style-name="P1"><text:span text:style-name="T1">con_pattern_p_s_ifcp_sgsig_valid.pl</text:span></text:p>
            </office:annotation>
          </table:table-cell>
          <table:table-cell>
            <office:annotation draw:style-name="gr5" draw:text-style-name="P2" svg:width="1.1402in" svg:height="0.6969in" svg:x="6.6752in" svg:y="0.2941in" draw:caption-point-x="-6.6752in" draw:caption-point-y="-0.2941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1" draw:text-style-name="P2" svg:width="1.1402in" svg:height="0.6969in" svg:x="7.5642in" svg:y="0.287in" draw:caption-point-x="-7.5642in" draw:caption-point-y="-0.287in">
              <dc:creator>EP</dc:creator>
              <dc:date>2008-07-01T00:00:00</dc:date>
              <text:p text:style-name="P1"><text:span text:style-name="T1">conn_pattren_sigps_sgsi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2823in" svg:y="0.2941in" draw:caption-point-x="-8.2823in" draw:caption-point-y="-0.2941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9575in" svg:y="0.2941in" draw:caption-point-x="-8.9575in" draw:caption-point-y="-0.2941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9.8465in" svg:y="0.2941in" draw:caption-point-x="-9.8465in" draw:caption-point-y="-0.2941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10.6075in" svg:y="0.2941in" draw:caption-point-x="-10.6075in" draw:caption-point-y="-0.2941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0.2941in" draw:caption-point-x="-11.3472in" draw:caption-point-y="-0.2941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0.2941in" draw:caption-point-x="-11.9898in" draw:caption-point-y="-0.2941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4" draw:text-style-name="P2" svg:width="1.1402in" svg:height="0.6969in" svg:x="11.3028in" svg:y="0.3016in" draw:caption-point-x="-11.3028in" draw:caption-point-y="-0.3016in">
              <dc:creator>EP</dc:creator>
              <dc:date>2008-07-07T00:00:00</dc:date>
              <text:p text:style-name="P1"><text:span text:style-name="T1">conn_pattern_concat_pps_sps_valid.pl</text:span></text:p>
            </office:annotation>
          </table:table-cell>
          <table:table-cell table:style-name="ce7">
            <office:annotation draw:style-name="gr1" draw:text-style-name="P2" svg:width="1.1402in" svg:height="0.6969in" svg:x="12.1917in" svg:y="0.2941in" draw:caption-point-x="-12.1917in" draw:caption-point-y="-0.2941in">
              <dc:creator>EP</dc:creator>
              <dc:date>2008-07-08T00:00:00</dc:date>
              <text:p text:style-name="P1"><text:span text:style-name="T1">conn_pattern_replication_pps_sps_valid.pl</text:span></text:p>
            </office:annotation>
          </table:table-cell>
        </table:table-row>
        <table:table-row table:style-name="ro1">
          <table:table-cell/>
          <table:table-cell office:value-type="string">
            <text:p>sig.ps</text:p>
          </table:table-cell>
          <table:table-cell table:style-name="ce7">
            <office:annotation draw:style-name="gr2" draw:text-style-name="P2" svg:width="1.1402in" svg:height="1.5205in" svg:x="3.161in" svg:y="0.5134in" draw:caption-point-x="-3.161in" draw:caption-point-y="-0.5134in">
              <dc:creator>EP</dc:creator>
              <dc:date>2008-07-29T00:00:00</dc:date>
              <text:p text:style-name="P1"><text:span text:style-name="T1">-conn_pattern_p_ps_s_ps_valid.pl</text:span></text:p>
              <text:p text:style-name="P1"><text:span text:style-name="T1">-conn_pattern_minus_p_ps_s_ps_valid.pl</text:span></text:p>
            </office:annotation>
          </table:table-cell>
          <table:table-cell table:style-name="ce7">
            <office:annotation draw:style-name="gr2" draw:text-style-name="P2" svg:width="1.1402in" svg:height="1.5205in" svg:x="3.8681in" svg:y="0.5134in" draw:caption-point-x="-3.8681in" draw:caption-point-y="-0.5134in">
              <dc:creator>EP</dc:creator>
              <dc:date>2008-07-29T00:00:00</dc:date>
              <text:p text:style-name="P1"><text:span text:style-name="T1">-conn_pattern_p_ps_s_ps_valid.pl</text:span></text:p>
              <text:p text:style-name="P1"><text:span text:style-name="T1">-conn_pattern_minus_p_ps_s_ps_valid.pl</text:span></text:p>
            </office:annotation>
          </table:table-cell>
          <table:table-cell>
            <office:annotation draw:style-name="gr1" draw:text-style-name="P2" svg:width="1.1402in" svg:height="0.4909in" svg:x="4.3067in" svg:y="0.5063in" draw:caption-point-x="-4.3067in" draw:caption-point-y="-0.5063in">
              <dc:creator>EP</dc:creator>
              <dc:date>2008-06-30T00:00:00</dc:date>
              <text:p text:style-name="P1"><text:span text:style-name="T1">conn_pattern_sps_sps_invalid.pl</text:span></text:p>
            </office:annotation>
          </table:table-cell>
          <table:table-cell>
            <office:annotation draw:style-name="gr1" draw:text-style-name="P2" svg:width="1.1402in" svg:height="0.4909in" svg:x="5.1961in" svg:y="0.5063in" draw:caption-point-x="-5.1961in" draw:caption-point-y="-0.5063in">
              <dc:creator>EP</dc:creator>
              <dc:date>2008-06-30T00:00:00</dc:date>
              <text:p text:style-name="P1"><text:span text:style-name="T1">conn_pattern_sps_sps_invalid.pl</text:span></text:p>
            </office:annotation>
          </table:table-cell>
          <table:table-cell table:style-name="ce7">
            <office:annotation draw:style-name="gr1" draw:text-style-name="P2" svg:width="1.1409in" svg:height="0.6969in" svg:x="5.8177in" svg:y="0.3063in" draw:caption-point-x="-5.8177in" draw:caption-point-y="-0.3063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6" draw:text-style-name="P2" svg:width="1.1402in" svg:height="1.7264in" svg:x="5.8177in" svg:y="0.5134in" draw:caption-point-x="-5.8177in" draw:caption-point-y="-0.5134in">
              <dc:date>2009-04-02T00:00:00</dc:date>
              <text:p text:style-name="P1"><text:span text:style-name="T1">-ar_conn_pattern_pps_sps_ifc_sg_valid.pl</text:span></text:p>
              <text:p text:style-name="P1"><text:span text:style-name="T1">-conn_pattern_minus_pps_sps_ifc_sg_valid.pl</text:span></text:p>
            </office:annotation>
          </table:table-cell>
          <table:table-cell>
            <office:annotation draw:style-name="gr1" draw:text-style-name="P2" svg:width="1.1402in" svg:height="0.6969in" svg:x="7.5642in" svg:y="0.5063in" draw:caption-point-x="-7.5642in" draw:caption-point-y="-0.5063in">
              <dc:creator>EP</dc:creator>
              <dc:date>2008-07-01T00:00:00</dc:date>
              <text:p text:style-name="P1"><text:span text:style-name="T1">conn_pattern_sigps_sgsi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2823in" svg:y="0.5059in" draw:caption-point-x="-8.2823in" draw:caption-point-y="-0.5059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9575in" svg:y="0.5134in" draw:caption-point-x="-8.9575in" draw:caption-point-y="-0.5134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>
            <office:annotation draw:style-name="gr1" draw:text-style-name="P2" svg:width="1.1402in" svg:height="0.6969in" svg:x="9.8465in" svg:y="0.5134in" draw:caption-point-x="-9.8465in" draw:caption-point-y="-0.5134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>
            <office:annotation draw:style-name="gr1" draw:text-style-name="P2" svg:width="1.1402in" svg:height="0.6969in" svg:x="10.6075in" svg:y="0.5134in" draw:caption-point-x="-10.6075in" draw:caption-point-y="-0.5134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0.5134in" draw:caption-point-x="-11.3472in" draw:caption-point-y="-0.5134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0.5134in" draw:caption-point-x="-11.9898in" draw:caption-point-y="-0.5134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4" draw:text-style-name="P2" svg:width="1.1402in" svg:height="1.7264in" svg:x="11.3028in" svg:y="0.5134in" draw:caption-point-x="-11.3028in" draw:caption-point-y="-0.5134in">
              <dc:creator>EP</dc:creator>
              <dc:date>2008-07-29T00:00:00</dc:date>
              <text:p text:style-name="P1"><text:span text:style-name="T1">-conn_pattern_concat_pps_sps_valid.pl</text:span></text:p>
              <text:p text:style-name="P1"><text:span text:style-name="T1">-conn_pattern_concat_minus_pps_sps_valid.pl</text:span></text:p>
            </office:annotation>
          </table:table-cell>
          <table:table-cell table:style-name="ce7">
            <office:annotation draw:style-name="gr4" draw:text-style-name="P2" svg:width="1.1402in" svg:height="1.7264in" svg:x="12.1917in" svg:y="0.5134in" draw:caption-point-x="-12.1917in" draw:caption-point-y="-0.5134in">
              <dc:creator>EP</dc:creator>
              <dc:date>2008-07-29T00:00:00</dc:date>
              <text:p text:style-name="P1"><text:span text:style-name="T1">-conn_pattern_replication_pps_sps_valid.pl</text:span></text:p>
              <text:p text:style-name="P1"><text:span text:style-name="T1">-conn_pattern_replication_minus_pps_sps_valid.pl</text:span></text:p>
            </office:annotation>
          </table:table-cell>
        </table:table-row>
        <table:table-row table:style-name="ro1">
          <table:table-cell/>
          <table:table-cell office:value-type="string">
            <text:p>ifc.[+]port</text:p>
          </table:table-cell>
          <table:table-cell table:style-name="ce7">
            <office:annotation draw:style-name="gr1" draw:text-style-name="P2" svg:width="1.1406in" svg:height="0.6969in" svg:x="3.161in" svg:y="0.5925in" draw:caption-point-x="-3.161in" draw:caption-point-y="-0.5925in">
              <dc:date>2009-03-30T00:00:00</dc:date>
              <text:p text:style-name="P1"><text:span text:style-name="T1">conn_pattern_p_s_ifcp_sgsig_valid.pl</text:span></text:p>
            </office:annotation>
          </table:table-cell>
          <table:table-cell table:style-name="ce7">
            <office:annotation draw:style-name="gr1" draw:text-style-name="P2" svg:width="1.1409in" svg:height="0.6969in" svg:x="3.8681in" svg:y="0.4736in" draw:caption-point-x="-3.8681in" draw:caption-point-y="-0.4736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 table:number-columns-repeated="2"/>
          <table:table-cell table:style-name="ce7">
            <office:annotation draw:style-name="gr1" draw:text-style-name="P2" svg:width="1.1409in" svg:height="0.6969in" svg:x="5.8177in" svg:y="0.4736in" draw:caption-point-x="-5.8177in" draw:caption-point-y="-0.4736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1" draw:text-style-name="P2" svg:width="1.1409in" svg:height="0.6969in" svg:x="6.7071in" svg:y="0.4736in" draw:caption-point-x="-6.7071in" draw:caption-point-y="-0.4736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1" draw:text-style-name="P2" svg:width="1.1409in" svg:height="0.6969in" svg:x="7.5961in" svg:y="0.4736in" draw:caption-point-x="-7.5961in" draw:caption-point-y="-0.4736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1" draw:text-style-name="P2" svg:width="1.1409in" svg:height="0.6969in" svg:x="8.389in" svg:y="0.4736in" draw:caption-point-x="-8.389in" draw:caption-point-y="-0.4736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number-columns-repeated="8"/>
          <table:table-cell table:style-name="ce7"/>
        </table:table-row>
        <table:table-row table:style-name="ro2">
          <table:table-cell/>
          <table:table-cell office:value-type="string">
            <text:p>ifc.[+]port.ps</text:p>
          </table:table-cell>
          <table:table-cell table:style-name="ce7">
            <office:annotation draw:style-name="gr1" draw:text-style-name="P2" svg:width="1.1409in" svg:height="0.6969in" svg:x="3.161in" svg:y="0.6409in" draw:caption-point-x="-3.161in" draw:caption-point-y="-0.6409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3" draw:text-style-name="P2" svg:width="1.435in" svg:height="1.7264in" svg:x="3.8681in" svg:y="0.7406in" draw:caption-point-x="-3.8681in" draw:caption-point-y="-0.7406in">
              <dc:date>2009-04-03T00:00:00</dc:date>
              <text:p text:style-name="P1"><text:span text:style-name="T1">-conn_pattern_pps_sps_ifc_sg_valid.pl</text:span></text:p>
              <text:p text:style-name="P1"><text:span text:style-name="T1">-conn_pattern_minus_pps_sps_ifc_sg_valid.pl</text:span></text:p>
            </office:annotation>
          </table:table-cell>
          <table:table-cell table:style-name="ce7">
            <office:annotation draw:style-name="gr5" draw:text-style-name="P2" svg:width="1.1402in" svg:height="0.6969in" svg:x="4.8969in" svg:y="0.7406in" draw:caption-point-x="-4.8969in" draw:caption-point-y="-0.7406in">
              <dc:date>2009-04-03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4" draw:text-style-name="P2" svg:width="1.1402in" svg:height="1.7264in" svg:x="4.9287in" svg:y="0.7406in" draw:caption-point-x="-4.9287in" draw:caption-point-y="-0.7406in">
              <dc:creator>EP</dc:creator>
              <dc:date>2008-07-29T00:00:00</dc:date>
              <text:p text:style-name="P1"><text:span text:style-name="T1">-conn_pattern_pps_sps_ifc_sg_valid.pl</text:span></text:p>
              <text:p text:style-name="P1"><text:span text:style-name="T1">-conn_pattern_minus_pps_sps_ifc_sg_valid.pl</text:span></text:p>
            </office:annotation>
          </table:table-cell>
          <table:table-cell table:style-name="ce7">
            <office:annotation draw:style-name="gr1" draw:text-style-name="P2" svg:width="1.1409in" svg:height="0.6969in" svg:x="5.8177in" svg:y="0.6409in" draw:caption-point-x="-5.8177in" draw:caption-point-y="-0.6409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5" draw:text-style-name="P2" svg:width="1.1402in" svg:height="0.6969in" svg:x="6.6752in" svg:y="0.7406in" draw:caption-point-x="-6.6752in" draw:caption-point-y="-0.7406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1" draw:text-style-name="P2" svg:width="1.1402in" svg:height="0.6969in" svg:x="7.5642in" svg:y="0.7406in" draw:caption-point-x="-7.5642in" draw:caption-point-y="-0.7406in">
              <dc:creator>EP</dc:creator>
              <dc:date>2008-07-03T00:00:00</dc:date>
              <text:p text:style-name="P1"><text:span text:style-name="T1">conn_pattern_pps_sps_ifc_sg_valid.pl</text:span></text:p>
            </office:annotation>
          </table:table-cell>
          <table:table-cell table:style-name="ce7">
            <office:annotation draw:style-name="gr1" draw:text-style-name="P2" svg:width="1.1409in" svg:height="0.6969in" svg:x="8.389in" svg:y="0.6409in" draw:caption-point-x="-8.389in" draw:caption-point-y="-0.6409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office:value-type="string">
            <office:annotation draw:style-name="gr1" draw:text-style-name="P2" svg:width="1.1402in" svg:height="0.6969in" svg:x="8.2823in" svg:y="0.7406in" draw:caption-point-x="-8.2823in" draw:caption-point-y="-0.7406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/>
          <table:table-cell office:value-type="string">
            <office:annotation draw:style-name="gr1" draw:text-style-name="P2" svg:width="1.1402in" svg:height="0.6969in" svg:x="8.9575in" svg:y="0.7406in" draw:caption-point-x="-8.9575in" draw:caption-point-y="-0.7406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 office:value-type="string">
            <office:annotation draw:style-name="gr1" draw:text-style-name="P2" svg:width="1.1402in" svg:height="0.6969in" svg:x="9.8465in" svg:y="0.7406in" draw:caption-point-x="-9.8465in" draw:caption-point-y="-0.7406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>
            <office:annotation draw:style-name="gr1" draw:text-style-name="P2" svg:width="1.1402in" svg:height="0.6969in" svg:x="10.6075in" svg:y="0.7406in" draw:caption-point-x="-10.6075in" draw:caption-point-y="-0.7406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0.7406in" draw:caption-point-x="-11.3472in" draw:caption-point-y="-0.7406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0.7406in" draw:caption-point-x="-11.9898in" draw:caption-point-y="-0.7406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028in" svg:y="0.7484in" draw:caption-point-x="-11.3028in" draw:caption-point-y="-0.7484in">
              <dc:creator>EP</dc:creator>
              <dc:date>2008-07-07T00:00:00</dc:date>
              <text:p text:style-name="P1"><text:span text:style-name="T1">conn_pattern_concat_ifc_sg_valid.pl</text:span></text:p>
            </office:annotation>
          </table:table-cell>
          <table:table-cell table:style-name="ce7">
            <office:annotation draw:style-name="gr1" draw:text-style-name="P2" svg:width="1.1402in" svg:height="0.6969in" svg:x="12.1917in" svg:y="0.7409in" draw:caption-point-x="-12.1917in" draw:caption-point-y="-0.7409in">
              <dc:creator>EP</dc:creator>
              <dc:date>2008-07-08T00:00:00</dc:date>
              <text:p text:style-name="P1"><text:span text:style-name="T1">conn_pattern_replication_ifcp_sgsig_valid.pl</text:span></text:p>
            </office:annotation>
          </table:table-cell>
        </table:table-row>
        <table:table-row table:style-name="ro2">
          <table:table-cell/>
          <table:table-cell office:value-type="string">
            <text:p>sg.[+]sig</text:p>
          </table:table-cell>
          <table:table-cell table:style-name="ce7">
            <office:annotation draw:style-name="gr1" draw:text-style-name="P2" svg:width="1.1406in" svg:height="0.6969in" svg:x="3.161in" svg:y="1.0051in" draw:caption-point-x="-3.161in" draw:caption-point-y="-1.0051in">
              <dc:date>2009-03-30T00:00:00</dc:date>
              <text:p text:style-name="P1"><text:span text:style-name="T1">conn_pattern_p_s_ifcp_sgsig_valid.pl</text:span></text:p>
            </office:annotation>
          </table:table-cell>
          <table:table-cell table:style-name="ce7">
            <office:annotation draw:style-name="gr1" draw:text-style-name="P2" svg:width="1.1409in" svg:height="0.6969in" svg:x="3.8681in" svg:y="0.7669in" draw:caption-point-x="-3.8681in" draw:caption-point-y="-0.7669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number-columns-repeated="2"/>
          <table:table-cell table:style-name="ce7">
            <office:annotation draw:style-name="gr1" draw:text-style-name="P2" svg:width="1.1409in" svg:height="0.6969in" svg:x="5.8177in" svg:y="0.7669in" draw:caption-point-x="-5.8177in" draw:caption-point-y="-0.7669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1" draw:text-style-name="P2" svg:width="1.1409in" svg:height="0.6969in" svg:x="6.7071in" svg:y="0.8264in" draw:caption-point-x="-6.7071in" draw:caption-point-y="-0.8264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number-columns-repeated="10"/>
          <table:table-cell table:style-name="ce7"/>
        </table:table-row>
        <table:table-row table:style-name="ro3">
          <table:table-cell/>
          <table:table-cell office:value-type="string">
            <text:p>sg.[+]sig.ps</text:p>
          </table:table-cell>
          <table:table-cell table:style-name="ce7">
            <office:annotation draw:style-name="gr1" draw:text-style-name="P2" svg:width="1.1402in" svg:height="0.6969in" svg:x="3.2795in" svg:y="0.9673in" draw:caption-point-x="-3.2795in" draw:caption-point-y="-0.9673in">
              <dc:creator>EP</dc:creator>
              <dc:date>2008-06-30T00:00:00</dc:date>
              <text:p text:style-name="P1"><text:span text:style-name="T1">conn_pattern_p_s_ifcp_sgsig_valid.pl</text:span></text:p>
            </office:annotation>
          </table:table-cell>
          <table:table-cell table:style-name="ce7">
            <office:annotation draw:style-name="gr4" draw:text-style-name="P2" svg:width="1.1402in" svg:height="1.7264in" svg:x="3.8681in" svg:y="0.9673in" draw:caption-point-x="-3.8681in" draw:caption-point-y="-0.9673in">
              <dc:creator>EP</dc:creator>
              <dc:date>2008-07-29T00:00:00</dc:date>
              <text:p text:style-name="P1"><text:span text:style-name="T1">-conn_pattern_pps_sps_ifc_sg_valid.pl</text:span></text:p>
              <text:p text:style-name="P1"><text:span text:style-name="T1">-conn_pattern_minus_pps_sps_ifc_sg_valid.pl</text:span></text:p>
            </office:annotation>
          </table:table-cell>
          <table:table-cell>
            <office:annotation draw:style-name="gr1" draw:text-style-name="P2" svg:width="1.1402in" svg:height="0.6969in" svg:x="4.8969in" svg:y="0.9445in" draw:caption-point-x="-4.8969in" draw:caption-point-y="-0.9445in">
              <dc:creator>EP</dc:creator>
              <dc:date>2008-07-01T00:00:00</dc:date>
              <text:p text:style-name="P1"><text:span text:style-name="T1">conn_pattern_sigps_sgsig_invalid.pl</text:span></text:p>
            </office:annotation>
          </table:table-cell>
          <table:table-cell>
            <office:annotation draw:style-name="gr1" draw:text-style-name="P2" svg:width="1.1402in" svg:height="0.6969in" svg:x="5.7862in" svg:y="0.9445in" draw:caption-point-x="-5.7862in" draw:caption-point-y="-0.9445in">
              <dc:creator>EP</dc:creator>
              <dc:date>2008-07-01T00:00:00</dc:date>
              <text:p text:style-name="P1"><text:span text:style-name="T1">conn_pattern_sigps_sgsig_invalid.pl</text:span></text:p>
            </office:annotation>
          </table:table-cell>
          <table:table-cell table:style-name="ce7">
            <office:annotation draw:style-name="gr1" draw:text-style-name="P2" svg:width="1.1409in" svg:height="0.6969in" svg:x="5.8177in" svg:y="1.0118in" draw:caption-point-x="-5.8177in" draw:caption-point-y="-1.0118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>
            <office:annotation draw:style-name="gr1" draw:text-style-name="P2" svg:width="1.1402in" svg:height="0.6969in" svg:x="6.6752in" svg:y="0.9673in" draw:caption-point-x="-6.6752in" draw:caption-point-y="-0.9673in">
              <dc:creator>EP</dc:creator>
              <dc:date>2008-07-03T00:00:00</dc:date>
              <text:p text:style-name="P1"><text:span text:style-name="T1">conn_pattern_pps_sps_ifc_sg_valid.pl</text:span></text:p>
            </office:annotation>
          </table:table-cell>
          <table:table-cell>
            <office:annotation draw:style-name="gr1" draw:text-style-name="P2" svg:width="1.1402in" svg:height="0.6969in" svg:x="7.5642in" svg:y="0.9445in" draw:caption-point-x="-7.5642in" draw:caption-point-y="-0.9445in">
              <dc:creator>EP</dc:creator>
              <dc:date>2008-07-01T00:00:00</dc:date>
              <text:p text:style-name="P1"><text:span text:style-name="T1">conn_pattern_sigps_sgsig_invalid.pl</text:span></text:p>
            </office:annotation>
          </table:table-cell>
          <table:table-cell/>
          <table:table-cell office:value-type="string">
            <office:annotation draw:style-name="gr1" draw:text-style-name="P2" svg:width="1.1402in" svg:height="0.6969in" svg:x="8.2823in" svg:y="0.9673in" draw:caption-point-x="-8.2823in" draw:caption-point-y="-0.9673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/>
          <table:table-cell office:value-type="string">
            <office:annotation draw:style-name="gr1" draw:text-style-name="P2" svg:width="1.1402in" svg:height="0.6969in" svg:x="8.9575in" svg:y="0.9673in" draw:caption-point-x="-8.9575in" draw:caption-point-y="-0.9673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 office:value-type="string">
            <office:annotation draw:style-name="gr1" draw:text-style-name="P2" svg:width="1.1402in" svg:height="0.6969in" svg:x="9.8465in" svg:y="0.9673in" draw:caption-point-x="-9.8465in" draw:caption-point-y="-0.9673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>
            <office:annotation draw:style-name="gr1" draw:text-style-name="P2" svg:width="1.1402in" svg:height="0.6969in" svg:x="10.6075in" svg:y="0.9673in" draw:caption-point-x="-10.6075in" draw:caption-point-y="-0.9673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0.9673in" draw:caption-point-x="-11.3472in" draw:caption-point-y="-0.9673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0.9673in" draw:caption-point-x="-11.9898in" draw:caption-point-y="-0.9673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028in" svg:y="0.9748in" draw:caption-point-x="-11.3028in" draw:caption-point-y="-0.9748in">
              <dc:creator>EP</dc:creator>
              <dc:date>2008-07-07T00:00:00</dc:date>
              <text:p text:style-name="P1"><text:span text:style-name="T1">conn_pattern_concat_ifc_sg_valid.pl</text:span></text:p>
            </office:annotation>
          </table:table-cell>
          <table:table-cell table:style-name="ce7">
            <office:annotation draw:style-name="gr1" draw:text-style-name="P2" svg:width="1.1402in" svg:height="0.6969in" svg:x="12.1917in" svg:y="0.9598in" draw:caption-point-x="-12.1917in" draw:caption-point-y="-0.9598in">
              <dc:creator>EP</dc:creator>
              <dc:date>2008-07-08T00:00:00</dc:date>
              <text:p text:style-name="P1"><text:span text:style-name="T1">conn_pattern_replication_ifcp_sgsig_valid.pl</text:span></text:p>
            </office:annotation>
          </table:table-cell>
        </table:table-row>
        <table:table-row table:style-name="ro1">
          <table:table-cell/>
          <table:table-cell office:value-type="string">
            <text:p>Ifc</text:p>
          </table:table-cell>
          <table:table-cell>
            <office:annotation draw:style-name="gr1" draw:text-style-name="P2" svg:width="1.1402in" svg:height="0.6969in" svg:x="3.2795in" svg:y="1.1791in" draw:caption-point-x="-3.2795in" draw:caption-point-y="-1.1791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4.1685in" svg:y="1.1791in" draw:caption-point-x="-4.1685in" draw:caption-point-y="-1.1791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>
            <office:annotation draw:style-name="gr1" draw:text-style-name="P2" svg:width="1.1402in" svg:height="0.6969in" svg:x="4.8969in" svg:y="1.1791in" draw:caption-point-x="-4.8969in" draw:caption-point-y="-1.1791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5.7862in" svg:y="1.1791in" draw:caption-point-x="-5.7862in" draw:caption-point-y="-1.1791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/>
          <table:table-cell table:style-name="ce8" office:value-type="string">
            <office:annotation draw:style-name="gr1" draw:text-style-name="P2" svg:width="1.1402in" svg:height="0.6969in" svg:x="6.6752in" svg:y="1.1945in" draw:caption-point-x="-6.6752in" draw:caption-point-y="-1.1945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 office:value-type="string">
            <office:annotation draw:style-name="gr1" draw:text-style-name="P2" svg:width="1.1402in" svg:height="0.6969in" svg:x="7.5642in" svg:y="1.1941in" draw:caption-point-x="-7.5642in" draw:caption-point-y="-1.1941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/>
          <table:table-cell table:style-name="ce7">
            <office:annotation draw:style-name="gr2" draw:text-style-name="P2" svg:width="1.1402in" svg:height="0.4909in" svg:x="8.2823in" svg:y="1.1945in" draw:caption-point-x="-8.2823in" draw:caption-point-y="-1.1945in">
              <dc:creator>EP</dc:creator>
              <dc:date>2008-07-03T00:00:00</dc:date>
              <text:p text:style-name="P1"><text:span text:style-name="T1">conn_pattern_ifc_sg_valid.pl</text:span></text:p>
            </office:annotation>
          </table:table-cell>
          <table:table-cell table:style-name="ce7">
            <office:annotation draw:style-name="gr1" draw:text-style-name="P2" svg:width="1.1409in" svg:height="0.6969in" svg:x="9.439in" svg:y="1.2079in" draw:caption-point-x="-9.439in" draw:caption-point-y="-1.2079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2" draw:text-style-name="P2" svg:width="1.1402in" svg:height="0.4909in" svg:x="8.9575in" svg:y="1.1941in" draw:caption-point-x="-8.9575in" draw:caption-point-y="-1.1941in">
              <dc:creator>EP</dc:creator>
              <dc:date>2008-07-03T00:00:00</dc:date>
              <text:p text:style-name="P1"><text:span text:style-name="T1">conn_pattern_ifc_sg_valid.pl</text:span></text:p>
            </office:annotation>
          </table:table-cell>
          <table:table-cell table:style-name="ce7">
            <office:annotation draw:style-name="gr2" draw:text-style-name="P2" svg:width="1.1402in" svg:height="0.4909in" svg:x="9.8465in" svg:y="1.1941in" draw:caption-point-x="-9.8465in" draw:caption-point-y="-1.1941in">
              <dc:creator>EP</dc:creator>
              <dc:date>2008-07-03T00:00:00</dc:date>
              <text:p text:style-name="P1"><text:span text:style-name="T1">conn_pattern_ifc_sg_valid.pl</text:span></text:p>
            </office:annotation>
          </table:table-cell>
          <table:table-cell>
            <office:annotation draw:style-name="gr1" draw:text-style-name="P2" svg:width="1.1402in" svg:height="0.6969in" svg:x="10.6075in" svg:y="1.1941in" draw:caption-point-x="-10.6075in" draw:caption-point-y="-1.1941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1.1941in" draw:caption-point-x="-11.3472in" draw:caption-point-y="-1.1941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1.1941in" draw:caption-point-x="-11.9898in" draw:caption-point-y="-1.1941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 table:style-name="ce8">
            <office:annotation draw:style-name="gr1" draw:text-style-name="P2" svg:width="1.1402in" svg:height="0.6969in" svg:x="11.3028in" svg:y="1.2024in" draw:caption-point-x="-11.3028in" draw:caption-point-y="-1.2024in">
              <dc:creator>EP</dc:creator>
              <dc:date>2008-07-07T00:00:00</dc:date>
              <text:p text:style-name="P1"><text:span text:style-name="T1">conn_pattern_concat_ifc_sg_invalid.pl</text:span></text:p>
            </office:annotation>
          </table:table-cell>
          <table:table-cell table:style-name="ce8">
            <office:annotation draw:style-name="gr1" draw:text-style-name="P2" svg:width="1.1402in" svg:height="0.6969in" svg:x="12.1917in" svg:y="1.187in" draw:caption-point-x="-12.1917in" draw:caption-point-y="-1.187in">
              <dc:creator>EP</dc:creator>
              <dc:date>2008-07-08T00:00:00</dc:date>
              <text:p text:style-name="P1"><text:span text:style-name="T1">conn_pattern_replication_ifc_sg_invalid.pl</text:span></text:p>
            </office:annotation>
          </table:table-cell>
        </table:table-row>
        <table:table-row table:style-name="ro1">
          <table:table-cell/>
          <table:table-cell office:value-type="string">
            <text:p>ifc.[+]ifc</text:p>
          </table:table-cell>
          <table:table-cell>
            <office:annotation draw:style-name="gr1" draw:text-style-name="P2" svg:width="1.1402in" svg:height="0.6969in" svg:x="3.2795in" svg:y="1.4213in" draw:caption-point-x="-3.2795in" draw:caption-point-y="-1.4213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4.1685in" svg:y="1.4213in" draw:caption-point-x="-4.1685in" draw:caption-point-y="-1.4213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>
            <office:annotation draw:style-name="gr1" draw:text-style-name="P2" svg:width="1.1402in" svg:height="0.6969in" svg:x="4.8969in" svg:y="1.4213in" draw:caption-point-x="-4.8969in" draw:caption-point-y="-1.4213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5.7862in" svg:y="1.4213in" draw:caption-point-x="-5.7862in" draw:caption-point-y="-1.4213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/>
          <table:table-cell table:style-name="ce8" office:value-type="string">
            <office:annotation draw:style-name="gr1" draw:text-style-name="P2" svg:width="1.1402in" svg:height="0.6969in" svg:x="6.6752in" svg:y="1.4213in" draw:caption-point-x="-6.6752in" draw:caption-point-y="-1.4213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 office:value-type="string">
            <office:annotation draw:style-name="gr1" draw:text-style-name="P2" svg:width="1.1402in" svg:height="0.6969in" svg:x="7.5642in" svg:y="1.4213in" draw:caption-point-x="-7.5642in" draw:caption-point-y="-1.4213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/>
          <table:table-cell table:style-name="ce7">
            <office:annotation draw:style-name="gr2" draw:text-style-name="P2" svg:width="1.1402in" svg:height="0.4909in" svg:x="8.2823in" svg:y="1.4213in" draw:caption-point-x="-8.2823in" draw:caption-point-y="-1.4213in">
              <dc:creator>EP</dc:creator>
              <dc:date>2008-07-03T00:00:00</dc:date>
              <text:p text:style-name="P1"><text:span text:style-name="T1">conn_pattern_ifc_sg_valid.pl</text:span></text:p>
            </office:annotation>
          </table:table-cell>
          <table:table-cell table:style-name="ce7">
            <office:annotation draw:style-name="gr1" draw:text-style-name="P2" svg:width="1.1409in" svg:height="0.6969in" svg:x="9.439in" svg:y="1.3752in" draw:caption-point-x="-9.439in" draw:caption-point-y="-1.3752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2" draw:text-style-name="P2" svg:width="1.1402in" svg:height="0.4909in" svg:x="8.9575in" svg:y="1.4213in" draw:caption-point-x="-8.9575in" draw:caption-point-y="-1.4213in">
              <dc:creator>EP</dc:creator>
              <dc:date>2008-07-03T00:00:00</dc:date>
              <text:p text:style-name="P1"><text:span text:style-name="T1">conn_pattern_ifc_sg_valid.pl</text:span></text:p>
            </office:annotation>
          </table:table-cell>
          <table:table-cell table:style-name="ce7">
            <office:annotation draw:style-name="gr2" draw:text-style-name="P2" svg:width="1.1402in" svg:height="0.4909in" svg:x="9.8465in" svg:y="1.4213in" draw:caption-point-x="-9.8465in" draw:caption-point-y="-1.4213in">
              <dc:creator>EP</dc:creator>
              <dc:date>2008-07-03T00:00:00</dc:date>
              <text:p text:style-name="P1"><text:span text:style-name="T1">conn_pattern_ifc_sg_valid.pl</text:span></text:p>
            </office:annotation>
          </table:table-cell>
          <table:table-cell>
            <office:annotation draw:style-name="gr1" draw:text-style-name="P2" svg:width="1.1402in" svg:height="0.6969in" svg:x="10.6075in" svg:y="1.4213in" draw:caption-point-x="-10.6075in" draw:caption-point-y="-1.4213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1.4213in" draw:caption-point-x="-11.3472in" draw:caption-point-y="-1.4213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1.4213in" draw:caption-point-x="-11.9898in" draw:caption-point-y="-1.4213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 table:style-name="ce8">
            <office:annotation draw:style-name="gr1" draw:text-style-name="P2" svg:width="1.1402in" svg:height="0.6969in" svg:x="11.3028in" svg:y="1.4287in" draw:caption-point-x="-11.3028in" draw:caption-point-y="-1.4287in">
              <dc:creator>EP</dc:creator>
              <dc:date>2008-07-07T00:00:00</dc:date>
              <text:p text:style-name="P1"><text:span text:style-name="T1">conn_pattern_concat_ifc_sg_invalid.pl</text:span></text:p>
            </office:annotation>
          </table:table-cell>
          <table:table-cell table:style-name="ce8">
            <office:annotation draw:style-name="gr1" draw:text-style-name="P2" svg:width="1.1402in" svg:height="0.6969in" svg:x="12.1917in" svg:y="1.4059in" draw:caption-point-x="-12.1917in" draw:caption-point-y="-1.4059in">
              <dc:creator>EP</dc:creator>
              <dc:date>2008-07-08T00:00:00</dc:date>
              <text:p text:style-name="P1"><text:span text:style-name="T1">conn_pattern_replication_ifc_sg_invalid.pl</text:span></text:p>
            </office:annotation>
          </table:table-cell>
        </table:table-row>
        <table:table-row table:style-name="ro1">
          <table:table-cell/>
          <table:table-cell office:value-type="string">
            <text:p>sg</text:p>
          </table:table-cell>
          <table:table-cell table:number-columns-repeated="5"/>
          <table:table-cell table:style-name="ce8"/>
          <table:table-cell table:number-columns-repeated="2"/>
          <table:table-cell table:style-name="ce7">
            <office:annotation draw:style-name="gr7" draw:text-style-name="P2" svg:width="1.1406in" svg:height="0.4909in" svg:x="8.8496in" svg:y="1.8402in" draw:caption-point-x="-8.8496in" draw:caption-point-y="-1.8402in">
              <dc:date>2009-04-02T00:00:00</dc:date>
              <text:p text:style-name="P1"><text:span text:style-name="T1">conn_pattern_ifc_sg_valid.pl</text:span></text:p>
            </office:annotation>
          </table:table-cell>
          <table:table-cell table:style-name="ce7">
            <office:annotation draw:style-name="gr4" draw:text-style-name="P2" svg:width="1.1409in" svg:height="0.6969in" svg:x="9.439in" svg:y="1.5425in" draw:caption-point-x="-9.439in" draw:caption-point-y="-1.5425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1" draw:text-style-name="P2" svg:width="1.1409in" svg:height="0.6969in" svg:x="9.8142in" svg:y="1.5425in" draw:caption-point-x="-9.8142in" draw:caption-point-y="-1.5425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1" draw:text-style-name="P2" svg:width="1.1409in" svg:height="0.6969in" svg:x="10.7031in" svg:y="1.5425in" draw:caption-point-x="-10.7031in" draw:caption-point-y="-1.5425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number-columns-repeated="3"/>
          <table:table-cell table:style-name="ce8" table:number-columns-repeated="2"/>
        </table:table-row>
        <table:table-row table:style-name="ro1">
          <table:table-cell/>
          <table:table-cell office:value-type="string">
            <text:p>Sg.[+]sg</text:p>
          </table:table-cell>
          <table:table-cell>
            <office:annotation draw:style-name="gr1" draw:text-style-name="P2" svg:width="1.1402in" svg:height="0.6969in" svg:x="3.2795in" svg:y="1.6252in" draw:caption-point-x="-3.2795in" draw:caption-point-y="-1.6252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4.1685in" svg:y="1.6252in" draw:caption-point-x="-4.1685in" draw:caption-point-y="-1.6252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>
            <office:annotation draw:style-name="gr1" draw:text-style-name="P2" svg:width="1.1402in" svg:height="0.6969in" svg:x="4.8969in" svg:y="1.6252in" draw:caption-point-x="-4.8969in" draw:caption-point-y="-1.6252in">
              <dc:creator>EP</dc:creator>
              <dc:date>2008-06-30T00:00:00</dc:date>
              <text:p text:style-name="P1"><text:span text:style-name="T1">conn_pattern_p_s_ifc_sg_invalid.pl</text:span></text:p>
            </office:annotation>
          </table:table-cell>
          <table:table-cell>
            <office:annotation draw:style-name="gr1" draw:text-style-name="P2" svg:width="1.1402in" svg:height="0.6969in" svg:x="5.7862in" svg:y="1.6252in" draw:caption-point-x="-5.7862in" draw:caption-point-y="-1.6252in">
              <dc:creator>EP</dc:creator>
              <dc:date>2008-06-30T00:00:00</dc:date>
              <text:p text:style-name="P1"><text:span text:style-name="T1">conn_pattern_pps_sps_ifc_sg_invalid.pl</text:span></text:p>
            </office:annotation>
          </table:table-cell>
          <table:table-cell/>
          <table:table-cell table:style-name="ce8" office:value-type="string">
            <office:annotation draw:style-name="gr1" draw:text-style-name="P2" svg:width="1.1402in" svg:height="0.6969in" svg:x="6.6752in" svg:y="1.648in" draw:caption-point-x="-6.6752in" draw:caption-point-y="-1.648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 office:value-type="string">
            <office:annotation draw:style-name="gr1" draw:text-style-name="P2" svg:width="1.1402in" svg:height="0.6969in" svg:x="7.5642in" svg:y="1.648in" draw:caption-point-x="-7.5642in" draw:caption-point-y="-1.648in">
              <dc:creator>EP</dc:creator>
              <dc:date>2008-07-02T00:00:00</dc:date>
              <text:p text:style-name="P1"><text:span text:style-name="T1">conn_pattern_ifc_p_sgsig_ifc_sg_invalid.pl</text:span></text:p>
            </office:annotation>
            <text:p><text:s text:c="5"/></text:p>
          </table:table-cell>
          <table:table-cell/>
          <table:table-cell table:style-name="ce7">
            <office:annotation draw:style-name="gr1" draw:text-style-name="P2" svg:width="1.1409in" svg:height="0.6969in" svg:x="8.8496in" svg:y="1.7102in" draw:caption-point-x="-8.8496in" draw:caption-point-y="-1.7102in">
              <dc:date>2009-04-02T00:00:00</dc:date>
              <text:p text:style-name="P1"><text:span text:style-name="T1">ar_conn_pattern_p_s_ifcp_sgs_valid.pl</text:span></text:p>
            </office:annotation>
          </table:table-cell>
          <table:table-cell table:style-name="ce7">
            <office:annotation draw:style-name="gr1" draw:text-style-name="P2" svg:width="1.1406in" svg:height="0.4909in" svg:x="9.439in" svg:y="2.0669in" draw:caption-point-x="-9.439in" draw:caption-point-y="-2.0669in">
              <dc:date>2009-03-30T00:00:00</dc:date>
              <text:p text:style-name="P1"><text:span text:style-name="T1">conn_pattern_ifc_sg_valid.pl</text:span></text:p>
            </office:annotation>
          </table:table-cell>
          <table:table-cell table:number-columns-repeated="2"/>
          <table:table-cell>
            <office:annotation draw:style-name="gr1" draw:text-style-name="P2" svg:width="1.1402in" svg:height="0.6969in" svg:x="10.6075in" svg:y="1.648in" draw:caption-point-x="-10.6075in" draw:caption-point-y="-1.648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1.648in" draw:caption-point-x="-11.3472in" draw:caption-point-y="-1.648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1.648in" draw:caption-point-x="-11.9898in" draw:caption-point-y="-1.648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 table:style-name="ce8">
            <office:annotation draw:style-name="gr1" draw:text-style-name="P2" svg:width="1.1402in" svg:height="0.6969in" svg:x="11.3028in" svg:y="1.6555in" draw:caption-point-x="-11.3028in" draw:caption-point-y="-1.6555in">
              <dc:creator>EP</dc:creator>
              <dc:date>2008-07-07T00:00:00</dc:date>
              <text:p text:style-name="P1"><text:span text:style-name="T1">conn_pattern_concat_ifc_sg_invalid.pl</text:span></text:p>
            </office:annotation>
          </table:table-cell>
          <table:table-cell table:style-name="ce8">
            <office:annotation draw:style-name="gr1" draw:text-style-name="P2" svg:width="1.1402in" svg:height="0.6969in" svg:x="12.1917in" svg:y="1.6327in" draw:caption-point-x="-12.1917in" draw:caption-point-y="-1.6327in">
              <dc:creator>EP</dc:creator>
              <dc:date>2008-07-08T00:00:00</dc:date>
              <text:p text:style-name="P1"><text:span text:style-name="T1">conn_pattern_replication_ifc_sg_invalid.pl</text:span></text:p>
            </office:annotation>
          </table:table-cell>
        </table:table-row>
        <table:table-row table:style-name="ro1">
          <table:table-cell/>
          <table:table-cell table:style-name="ce4" office:value-type="string">
            <text:p>Unit</text:p>
          </table:table-cell>
          <table:table-cell>
            <office:annotation draw:style-name="gr1" draw:text-style-name="P2" svg:width="1.1402in" svg:height="0.6969in" svg:x="3.2795in" svg:y="1.822in" draw:caption-point-x="-3.2795in" draw:caption-point-y="-1.822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4.1685in" svg:y="1.8217in" draw:caption-point-x="-4.1685in" draw:caption-point-y="-1.8217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4.8969in" svg:y="1.8217in" draw:caption-point-x="-4.8969in" draw:caption-point-y="-1.8217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5.7862in" svg:y="1.8217in" draw:caption-point-x="-5.7862in" draw:caption-point-y="-1.8217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/>
          <table:table-cell table:style-name="ce8">
            <office:annotation draw:style-name="gr1" draw:text-style-name="P2" svg:width="1.1402in" svg:height="0.6969in" svg:x="6.6752in" svg:y="1.8217in" draw:caption-point-x="-6.6752in" draw:caption-point-y="-1.8217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7.5642in" svg:y="1.8217in" draw:caption-point-x="-7.5642in" draw:caption-point-y="-1.8217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2823in" svg:y="1.8217in" draw:caption-point-x="-8.2823in" draw:caption-point-y="-1.8217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9575in" svg:y="1.8217in" draw:caption-point-x="-8.9575in" draw:caption-point-y="-1.8217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9.8465in" svg:y="1.8217in" draw:caption-point-x="-9.8465in" draw:caption-point-y="-1.8217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0.6075in" svg:y="1.8752in" draw:caption-point-x="-10.6075in" draw:caption-point-y="-1.8752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1.8752in" draw:caption-point-x="-11.3472in" draw:caption-point-y="-1.8752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1.8752in" draw:caption-point-x="-11.9898in" draw:caption-point-y="-1.8752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 table:style-name="ce8">
            <office:annotation draw:style-name="gr1" draw:text-style-name="P2" svg:width="1.1402in" svg:height="0.6969in" svg:x="11.3028in" svg:y="1.822in" draw:caption-point-x="-11.3028in" draw:caption-point-y="-1.822in">
              <dc:creator>EP</dc:creator>
              <dc:date>2008-07-08T00:00:00</dc:date>
              <text:p text:style-name="P1"><text:span text:style-name="T1">conn_pattern_concat_units_invalid.pl</text:span></text:p>
            </office:annotation>
          </table:table-cell>
          <table:table-cell table:style-name="ce8">
            <office:annotation draw:style-name="gr1" draw:text-style-name="P2" svg:width="1.1402in" svg:height="0.6969in" svg:x="12.1917in" svg:y="1.8602in" draw:caption-point-x="-12.1917in" draw:caption-point-y="-1.8602in">
              <dc:creator>EP</dc:creator>
              <dc:date>2008-07-08T00:00:00</dc:date>
              <text:p text:style-name="P1"><text:span text:style-name="T1">conn_pattern_replication_units_invalid.pl</text:span></text:p>
            </office:annotation>
          </table:table-cell>
        </table:table-row>
        <table:table-row table:style-name="ro1">
          <table:table-cell/>
          <table:table-cell table:style-name="ce4" office:value-type="string">
            <text:p>Memory</text:p>
          </table:table-cell>
          <table:table-cell>
            <office:annotation draw:style-name="gr1" draw:text-style-name="P2" svg:width="1.1402in" svg:height="0.6969in" svg:x="3.2795in" svg:y="2.0409in" draw:caption-point-x="-3.2795in" draw:caption-point-y="-2.0409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4.1685in" svg:y="2.0409in" draw:caption-point-x="-4.1685in" draw:caption-point-y="-2.0409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4.8969in" svg:y="2.0409in" draw:caption-point-x="-4.8969in" draw:caption-point-y="-2.0409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5.7862in" svg:y="2.0409in" draw:caption-point-x="-5.7862in" draw:caption-point-y="-2.0409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/>
          <table:table-cell table:style-name="ce8">
            <office:annotation draw:style-name="gr1" draw:text-style-name="P2" svg:width="1.1402in" svg:height="0.6969in" svg:x="6.6752in" svg:y="2.0409in" draw:caption-point-x="-6.6752in" draw:caption-point-y="-2.0409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7.5642in" svg:y="2.0409in" draw:caption-point-x="-7.5642in" draw:caption-point-y="-2.0409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2823in" svg:y="2.0409in" draw:caption-point-x="-8.2823in" draw:caption-point-y="-2.0409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8.9575in" svg:y="2.0409in" draw:caption-point-x="-8.9575in" draw:caption-point-y="-2.0409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9.8465in" svg:y="2.0409in" draw:caption-point-x="-9.8465in" draw:caption-point-y="-2.0409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0.6075in" svg:y="2.0945in" draw:caption-point-x="-10.6075in" draw:caption-point-y="-2.0945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3472in" svg:y="2.0945in" draw:caption-point-x="-11.3472in" draw:caption-point-y="-2.0945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>
            <office:annotation draw:style-name="gr1" draw:text-style-name="P2" svg:width="1.1402in" svg:height="0.6969in" svg:x="11.9898in" svg:y="2.0945in" draw:caption-point-x="-11.9898in" draw:caption-point-y="-2.0945in">
              <dc:creator>EP</dc:creator>
              <dc:date>2008-07-02T00:00:00</dc:date>
              <text:p text:style-name="P1"><text:span text:style-name="T1">conn_pattern_p_s_ifc_sg_u_invalid.pl</text:span></text:p>
            </office:annotation>
          </table:table-cell>
          <table:table-cell table:style-name="ce8">
            <office:annotation draw:style-name="gr1" draw:text-style-name="P2" svg:width="1.1402in" svg:height="0.6969in" svg:x="11.3028in" svg:y="2.0409in" draw:caption-point-x="-11.3028in" draw:caption-point-y="-2.0409in">
              <dc:creator>EP</dc:creator>
              <dc:date>2008-07-08T00:00:00</dc:date>
              <text:p text:style-name="P1"><text:span text:style-name="T1">conn_pattern_concat_units_invalid.pl</text:span></text:p>
            </office:annotation>
          </table:table-cell>
          <table:table-cell table:style-name="ce8">
            <office:annotation draw:style-name="gr1" draw:text-style-name="P2" svg:width="1.1402in" svg:height="0.6969in" svg:x="12.1917in" svg:y="2.0791in" draw:caption-point-x="-12.1917in" draw:caption-point-y="-2.0791in">
              <dc:creator>EP</dc:creator>
              <dc:date>2008-07-08T00:00:00</dc:date>
              <text:p text:style-name="P1"><text:span text:style-name="T1">conn_pattern_replication_units_invalid.pl</text:span></text:p>
            </office:annotation>
          </table:table-cell>
        </table:table-row>
        <table:table-row table:style-name="ro1">
          <table:table-cell/>
          <table:table-cell table:style-name="ce5" office:value-type="string">
            <text:p>Concat</text:p>
          </table:table-cell>
          <table:table-cell>
            <office:annotation draw:style-name="gr1" draw:text-style-name="P2" svg:width="1.1402in" svg:height="0.9028in" svg:x="3.161in" svg:y="2.2988in" draw:caption-point-x="-3.161in" draw:caption-point-y="-2.2988in">
              <dc:creator>EP</dc:creator>
              <dc:date>2008-07-08T00:00:00</dc:date>
              <text:p text:style-name="P1"><text:span text:style-name="T1">conn_pattern_concat_replication_pps_sps_invalid.pl</text:span></text:p>
            </office:annotation>
          </table:table-cell>
          <table:table-cell>
            <office:annotation draw:style-name="gr1" draw:text-style-name="P2" svg:width="1.1402in" svg:height="0.9028in" svg:x="3.8681in" svg:y="2.2984in" draw:caption-point-x="-3.8681in" draw:caption-point-y="-2.2984in">
              <dc:creator>EP</dc:creator>
              <dc:date>2008-07-08T00:00:00</dc:date>
              <text:p text:style-name="P1"><text:span text:style-name="T1">conn_pattern_concat_replication_pps_sps_invalid.pl</text:span></text:p>
            </office:annotation>
          </table:table-cell>
          <table:table-cell>
            <office:annotation draw:style-name="gr1" draw:text-style-name="P2" svg:width="1.1402in" svg:height="0.9028in" svg:x="4.372in" svg:y="2.2984in" draw:caption-point-x="-4.372in" draw:caption-point-y="-2.2984in">
              <dc:creator>EP</dc:creator>
              <dc:date>2008-07-08T00:00:00</dc:date>
              <text:p text:style-name="P1"><text:span text:style-name="T1">conn_pattern_concat_replication_pps_sps_invalid.pl</text:span></text:p>
            </office:annotation>
          </table:table-cell>
          <table:table-cell>
            <office:annotation draw:style-name="gr1" draw:text-style-name="P2" svg:width="1.1402in" svg:height="0.9028in" svg:x="4.9287in" svg:y="2.2984in" draw:caption-point-x="-4.9287in" draw:caption-point-y="-2.2984in">
              <dc:creator>EP</dc:creator>
              <dc:date>2008-07-08T00:00:00</dc:date>
              <text:p text:style-name="P1"><text:span text:style-name="T1">conn_pattern_concat_replication_pps_sps_invalid.pl</text:span></text:p>
            </office:annotation>
          </table:table-cell>
          <table:table-cell/>
          <table:table-cell table:style-name="ce8">
            <office:annotation draw:style-name="gr1" draw:text-style-name="P2" svg:width="1.1402in" svg:height="0.6969in" svg:x="5.8177in" svg:y="2.2988in" draw:caption-point-x="-5.8177in" draw:caption-point-y="-2.2988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>
            <office:annotation draw:style-name="gr1" draw:text-style-name="P2" svg:width="1.1402in" svg:height="0.6969in" svg:x="6.7071in" svg:y="2.2984in" draw:caption-point-x="-6.7071in" draw:caption-point-y="-2.2984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7.1677in" svg:y="2.2984in" draw:caption-point-x="-7.1677in" draw:caption-point-y="-2.2984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7.5425in" svg:y="2.2984in" draw:caption-point-x="-7.5425in" draw:caption-point-y="-2.2984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>
            <office:annotation draw:style-name="gr1" draw:text-style-name="P2" svg:width="1.1402in" svg:height="0.6969in" svg:x="8.4315in" svg:y="2.2984in" draw:caption-point-x="-8.4315in" draw:caption-point-y="-2.2984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>
            <office:annotation draw:style-name="gr1" draw:text-style-name="P2" svg:width="1.1402in" svg:height="0.6969in" svg:x="9.0315in" svg:y="2.2602in" draw:caption-point-x="-9.0315in" draw:caption-point-y="-2.2602in">
              <dc:creator>EP</dc:creator>
              <dc:date>2008-07-08T00:00:00</dc:date>
              <text:p text:style-name="P1"><text:span text:style-name="T1">conn_pattern_concat_units_invalid.pl</text:span></text:p>
            </office:annotation>
          </table:table-cell>
          <table:table-cell>
            <office:annotation draw:style-name="gr1" draw:text-style-name="P2" svg:width="1.1402in" svg:height="0.6969in" svg:x="9.7713in" svg:y="2.2602in" draw:caption-point-x="-9.7713in" draw:caption-point-y="-2.2602in">
              <dc:creator>EP</dc:creator>
              <dc:date>2008-07-08T00:00:00</dc:date>
              <text:p text:style-name="P1"><text:span text:style-name="T1">conn_pattern_concat_units_invalid.pl</text:span></text:p>
            </office:annotation>
          </table:table-cell>
          <table:table-cell>
            <office:annotation draw:style-name="gr1" draw:text-style-name="P2" svg:width="1.1402in" svg:height="0.6969in" svg:x="10.4138in" svg:y="2.2602in" draw:caption-point-x="-10.4138in" draw:caption-point-y="-2.2602in">
              <dc:creator>EP</dc:creator>
              <dc:date>2008-07-08T00:00:00</dc:date>
              <text:p text:style-name="P1"><text:span text:style-name="T1">conn_pattern_concat_units_invalid.pl</text:span></text:p>
            </office:annotation>
          </table:table-cell>
          <table:table-cell table:style-name="ce8">
            <office:annotation draw:style-name="gr1" draw:text-style-name="P2" svg:width="1.1402in" svg:height="0.6969in" svg:x="11.3028in" svg:y="2.2606in" draw:caption-point-x="-11.3028in" draw:caption-point-y="-2.2606in">
              <dc:creator>EP</dc:creator>
              <dc:date>2008-07-08T00:00:00</dc:date>
              <text:p text:style-name="P1"><text:span text:style-name="T1">conn_pattern_concat_replication_invalid.pl</text:span></text:p>
            </office:annotation>
          </table:table-cell>
          <table:table-cell table:style-name="ce8">
            <office:annotation draw:style-name="gr1" draw:text-style-name="P2" svg:width="1.1402in" svg:height="0.6969in" svg:x="12.1917in" svg:y="2.2988in" draw:caption-point-x="-12.1917in" draw:caption-point-y="-2.2988in">
              <dc:creator>EP</dc:creator>
              <dc:date>2008-07-08T00:00:00</dc:date>
              <text:p text:style-name="P1"><text:span text:style-name="T1">conn_pattern_replication_concat_invalid.pl</text:span></text:p>
            </office:annotation>
          </table:table-cell>
        </table:table-row>
        <table:table-row table:style-name="ro1">
          <table:table-cell/>
          <table:table-cell table:style-name="ce5" office:value-type="string">
            <text:p>Replication</text:p>
          </table:table-cell>
          <table:table-cell>
            <office:annotation draw:style-name="gr1" draw:text-style-name="P2" svg:width="1.1402in" svg:height="0.9028in" svg:x="3.161in" svg:y="2.5252in" draw:caption-point-x="-3.161in" draw:caption-point-y="-2.5252in">
              <dc:creator>EP</dc:creator>
              <dc:date>2008-07-08T00:00:00</dc:date>
              <text:p text:style-name="P1"><text:span text:style-name="T1">conn_pattern_concat_replication_pps_sps_invalid.pl</text:span></text:p>
            </office:annotation>
          </table:table-cell>
          <table:table-cell>
            <office:annotation draw:style-name="gr1" draw:text-style-name="P2" svg:width="1.1402in" svg:height="0.9028in" svg:x="3.8681in" svg:y="2.5252in" draw:caption-point-x="-3.8681in" draw:caption-point-y="-2.5252in">
              <dc:creator>EP</dc:creator>
              <dc:date>2008-07-08T00:00:00</dc:date>
              <text:p text:style-name="P1"><text:span text:style-name="T1">conn_pattern_concat_replication_pps_sps_invalid.pl</text:span></text:p>
            </office:annotation>
          </table:table-cell>
          <table:table-cell>
            <office:annotation draw:style-name="gr1" draw:text-style-name="P2" svg:width="1.1402in" svg:height="0.9028in" svg:x="4.372in" svg:y="2.5252in" draw:caption-point-x="-4.372in" draw:caption-point-y="-2.5252in">
              <dc:creator>EP</dc:creator>
              <dc:date>2008-07-08T00:00:00</dc:date>
              <text:p text:style-name="P1"><text:span text:style-name="T1">conn_pattern_concat_replication_pps_sps_invalid.pl</text:span></text:p>
            </office:annotation>
          </table:table-cell>
          <table:table-cell>
            <office:annotation draw:style-name="gr1" draw:text-style-name="P2" svg:width="1.1402in" svg:height="0.9028in" svg:x="4.9287in" svg:y="2.5252in" draw:caption-point-x="-4.9287in" draw:caption-point-y="-2.5252in">
              <dc:creator>EP</dc:creator>
              <dc:date>2008-07-08T00:00:00</dc:date>
              <text:p text:style-name="P1"><text:span text:style-name="T1">conn_pattern_concat_replication_pps_sps_invalid.pl</text:span></text:p>
            </office:annotation>
          </table:table-cell>
          <table:table-cell/>
          <table:table-cell table:style-name="ce8">
            <office:annotation draw:style-name="gr1" draw:text-style-name="P2" svg:width="1.1402in" svg:height="0.6969in" svg:x="5.8177in" svg:y="2.5252in" draw:caption-point-x="-5.8177in" draw:caption-point-y="-2.5252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>
            <office:annotation draw:style-name="gr1" draw:text-style-name="P2" svg:width="1.1402in" svg:height="0.6969in" svg:x="6.7071in" svg:y="2.5252in" draw:caption-point-x="-6.7071in" draw:caption-point-y="-2.5252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7.1677in" svg:y="2.5252in" draw:caption-point-x="-7.1677in" draw:caption-point-y="-2.5252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/>
          <table:table-cell>
            <office:annotation draw:style-name="gr1" draw:text-style-name="P2" svg:width="1.1402in" svg:height="0.6969in" svg:x="7.5425in" svg:y="2.5252in" draw:caption-point-x="-7.5425in" draw:caption-point-y="-2.5252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>
            <office:annotation draw:style-name="gr1" draw:text-style-name="P2" svg:width="1.1402in" svg:height="0.6969in" svg:x="8.4315in" svg:y="2.5252in" draw:caption-point-x="-8.4315in" draw:caption-point-y="-2.5252in">
              <dc:creator>EP</dc:creator>
              <dc:date>2008-07-08T00:00:00</dc:date>
              <text:p text:style-name="P1"><text:span text:style-name="T1">conn_pattern_concat_replication_ifc_sg_invalid.pl</text:span></text:p>
            </office:annotation>
          </table:table-cell>
          <table:table-cell>
            <office:annotation draw:style-name="gr1" draw:text-style-name="P2" svg:width="1.1402in" svg:height="0.6969in" svg:x="9.0315in" svg:y="2.5252in" draw:caption-point-x="-9.0315in" draw:caption-point-y="-2.5252in">
              <dc:creator>EP</dc:creator>
              <dc:date>2008-07-08T00:00:00</dc:date>
              <text:p text:style-name="P1"><text:span text:style-name="T1">conn_pattern_replication_units_invalid.pl</text:span></text:p>
            </office:annotation>
          </table:table-cell>
          <table:table-cell>
            <office:annotation draw:style-name="gr1" draw:text-style-name="P2" svg:width="1.1402in" svg:height="0.6969in" svg:x="9.7713in" svg:y="2.5252in" draw:caption-point-x="-9.7713in" draw:caption-point-y="-2.5252in">
              <dc:creator>EP</dc:creator>
              <dc:date>2008-07-08T00:00:00</dc:date>
              <text:p text:style-name="P1"><text:span text:style-name="T1">conn_pattern_replication_units_invalid.pl</text:span></text:p>
            </office:annotation>
          </table:table-cell>
          <table:table-cell>
            <office:annotation draw:style-name="gr1" draw:text-style-name="P2" svg:width="1.1402in" svg:height="0.6969in" svg:x="10.4138in" svg:y="2.5252in" draw:caption-point-x="-10.4138in" draw:caption-point-y="-2.5252in">
              <dc:creator>EP</dc:creator>
              <dc:date>2008-07-08T00:00:00</dc:date>
              <text:p text:style-name="P1"><text:span text:style-name="T1">conn_pattern_replication_units_invalid.pl</text:span></text:p>
            </office:annotation>
          </table:table-cell>
          <table:table-cell table:style-name="ce8">
            <office:annotation draw:style-name="gr1" draw:text-style-name="P2" svg:width="1.1402in" svg:height="0.6969in" svg:x="11.3028in" svg:y="2.4878in" draw:caption-point-x="-11.3028in" draw:caption-point-y="-2.4878in">
              <dc:creator>EP</dc:creator>
              <dc:date>2008-07-08T00:00:00</dc:date>
              <text:p text:style-name="P1"><text:span text:style-name="T1">conn_pattern_concat_replication_invalid.pl</text:span></text:p>
            </office:annotation>
          </table:table-cell>
          <table:table-cell table:style-name="ce8">
            <office:annotation draw:style-name="gr1" draw:text-style-name="P2" svg:width="1.1402in" svg:height="0.6969in" svg:x="12.1917in" svg:y="2.5252in" draw:caption-point-x="-12.1917in" draw:caption-point-y="-2.5252in">
              <dc:creator>EP</dc:creator>
              <dc:date>2008-07-08T00:00:00</dc:date>
              <text:p text:style-name="P1"><text:span text:style-name="T1">conn_pattern_replication_concat_invalid.pl</text:span></text:p>
            </office:annotation>
          </table:table-cell>
        </table:table-row>
        <table:table-row table:style-name="ro1" table:number-rows-repeated="2">
          <table:table-cell/>
          <table:table-cell table:style-name="Default" table:number-columns-repeated="17"/>
          <table:table-cell/>
        </table:table-row>
        <table:table-row table:style-name="ro1">
          <table:table-cell/>
          <table:table-cell table:style-name="ce6" office:value-type="string" table:number-columns-spanned="1" table:number-rows-spanned="2">
            <text:p>Conn[&amp; prefix,suffix]</text:p>
          </table:table-cell>
          <table:table-cell table:style-name="ce3" office:value-type="string" table:number-columns-spanned="1" table:number-rows-spanned="2">
            <text:p>Ifc</text:p>
          </table:table-cell>
          <table:table-cell table:style-name="ce3" office:value-type="string" table:number-columns-spanned="1" table:number-rows-spanned="2">
            <text:p>ifc.[+]ifc</text:p>
          </table:table-cell>
          <table:table-cell table:style-name="ce3" office:value-type="string" table:number-columns-spanned="1" table:number-rows-spanned="2">
            <text:p>Sg</text:p>
          </table:table-cell>
          <table:table-cell table:style-name="ce3" office:value-type="string" table:number-columns-spanned="1" table:number-rows-spanned="2">
            <text:p>sg.[+]sg</text:p>
          </table:table-cell>
          <table:table-cell table:style-name="ce3"/>
          <table:table-cell table:style-name="Default" table:number-columns-repeated="6"/>
          <table:table-cell/>
          <table:table-cell table:style-name="Default" office:value-type="string">
            <text:p><text:s/>= illegal connection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covered-table-cell table:style-name="Default"/>
          <table:covered-table-cell table:number-columns-repeated="4" table:style-name="ce3"/>
          <table:table-cell table:style-name="ce3"/>
          <table:table-cell table:style-name="Default" table:number-columns-repeated="6"/>
          <table:table-cell table:style-name="ce7"/>
          <table:table-cell table:style-name="Default" office:value-type="string">
            <text:p><text:s/>= legal connection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Ifc</text:p>
          </table:table-cell>
          <table:table-cell>
            <office:annotation draw:style-name="gr1" draw:text-style-name="P2" svg:width="1.1402in" svg:height="0.4909in" svg:x="3.161in" svg:y="3.637in" draw:caption-point-x="-3.161in" draw:caption-point-y="-3.637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>
            <office:annotation draw:style-name="gr1" draw:text-style-name="P2" svg:width="1.1402in" svg:height="0.4909in" svg:x="3.8681in" svg:y="3.637in" draw:caption-point-x="-3.8681in" draw:caption-point-y="-3.637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>
            <office:annotation draw:style-name="gr1" draw:text-style-name="P2" svg:width="1.1402in" svg:height="0.4909in" svg:x="4.372in" svg:y="3.637in" draw:caption-point-x="-4.372in" draw:caption-point-y="-3.637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>
            <office:annotation draw:style-name="gr1" draw:text-style-name="P2" svg:width="1.1402in" svg:height="0.4909in" svg:x="4.9287in" svg:y="3.637in" draw:caption-point-x="-4.9287in" draw:caption-point-y="-3.637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/>
          <table:table-cell table:style-name="Default" table:number-columns-repeated="11"/>
          <table:table-cell/>
        </table:table-row>
        <table:table-row table:style-name="ro1">
          <table:table-cell/>
          <table:table-cell office:value-type="string">
            <text:p>ifc.[+]ifc</text:p>
          </table:table-cell>
          <table:table-cell>
            <office:annotation draw:style-name="gr1" draw:text-style-name="P2" svg:width="1.1402in" svg:height="0.4909in" svg:x="3.161in" svg:y="3.8563in" draw:caption-point-x="-3.161in" draw:caption-point-y="-3.8563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>
            <office:annotation draw:style-name="gr1" draw:text-style-name="P2" svg:width="1.1402in" svg:height="0.4909in" svg:x="3.8681in" svg:y="3.8563in" draw:caption-point-x="-3.8681in" draw:caption-point-y="-3.8563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>
            <office:annotation draw:style-name="gr1" draw:text-style-name="P2" svg:width="1.1402in" svg:height="0.4909in" svg:x="4.372in" svg:y="3.8563in" draw:caption-point-x="-4.372in" draw:caption-point-y="-3.8563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>
            <office:annotation draw:style-name="gr1" draw:text-style-name="P2" svg:width="1.1402in" svg:height="0.4909in" svg:x="4.9287in" svg:y="3.8563in" draw:caption-point-x="-4.9287in" draw:caption-point-y="-3.8563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/>
          <table:table-cell table:style-name="Default" table:number-columns-repeated="11"/>
          <table:table-cell/>
        </table:table-row>
        <table:table-row table:style-name="ro1">
          <table:table-cell/>
          <table:table-cell office:value-type="string">
            <text:p>Sg</text:p>
          </table:table-cell>
          <table:table-cell>
            <office:annotation draw:style-name="gr1" draw:text-style-name="P2" svg:width="1.1402in" svg:height="0.4909in" svg:x="3.161in" svg:y="4.0756in" draw:caption-point-x="-3.161in" draw:caption-point-y="-4.0756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>
            <office:annotation draw:style-name="gr1" draw:text-style-name="P2" svg:width="1.1402in" svg:height="0.4909in" svg:x="3.8681in" svg:y="4.0756in" draw:caption-point-x="-3.8681in" draw:caption-point-y="-4.0756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 table:style-name="ce1" table:number-columns-repeated="3"/>
          <table:table-cell table:style-name="Default" table:number-columns-repeated="6"/>
          <table:table-cell table:style-name="ce4"/>
          <table:table-cell table:style-name="Default" office:value-type="string">
            <text:p><text:s/>= can't be used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sg.[+]sig</text:p>
          </table:table-cell>
          <table:table-cell>
            <office:annotation draw:style-name="gr1" draw:text-style-name="P2" svg:width="1.1402in" svg:height="0.4909in" svg:x="3.161in" svg:y="4.2953in" draw:caption-point-x="-3.161in" draw:caption-point-y="-4.2953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>
            <office:annotation draw:style-name="gr1" draw:text-style-name="P2" svg:width="1.1402in" svg:height="0.4909in" svg:x="3.8681in" svg:y="4.2953in" draw:caption-point-x="-3.8681in" draw:caption-point-y="-4.2953in">
              <dc:creator>EP</dc:creator>
              <dc:date>2008-07-03T00:00:00</dc:date>
              <text:p text:style-name="P1"><text:span text:style-name="T1">conn_pattern_ifc_sg_invalid.pl</text:span></text:p>
            </office:annotation>
          </table:table-cell>
          <table:table-cell table:style-name="ce1" table:number-columns-repeated="3"/>
          <table:table-cell table:style-name="Default" table:number-columns-repeated="6"/>
          <table:table-cell table:style-name="ce3"/>
          <table:table-cell table:style-name="Default" office:value-type="string">
            <text:p><text:s/>= can't be used</text:p>
          </table:table-cell>
          <table:table-cell table:style-name="Default" table:number-columns-repeated="3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4/03/2009</text:date>, <text:time>21:2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booo buuuu</meta:initial-creator>
    <meta:creation-date>2008-06-12T17:15:15</meta:creation-date>
    <dc:creator>MonicaS</dc:creator>
    <dc:date>2009-04-03T21:28:30</dc:date>
    <meta:editing-cycles>25</meta:editing-cycles>
    <meta:editing-duration>P2DT15H38M21S</meta:editing-duration>
    <meta:user-defined meta:name="Info 1"/>
    <meta:user-defined meta:name="Info 2"/>
    <meta:user-defined meta:name="Info 3"/>
    <meta:user-defined meta:name="Info 4"/>
    <meta:document-statistic meta:table-count="3" meta:cell-count="265"/>
  </office:meta>
</office:document-meta>
</file>